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2"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3" style:parent-style-name="Normal" style:family="paragraph">
      <style:paragraph-properties fo:text-align="justify" fo:margin-bottom="0in" fo:line-height="150%" fo:text-indent="0.4923in"/>
    </style:style>
    <style:style style:name="T4"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P5" style:parent-style-name="Normal" style:family="paragraph">
      <style:paragraph-properties fo:text-align="justify" fo:margin-bottom="0in" fo:line-height="150%" fo:margin-left="0in" fo:text-indent="0.4923in">
        <style:tab-stops>
          <style:tab-stop style:type="left" style:position="0.5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6" style:parent-style-name="Normal" style:family="paragraph">
      <style:paragraph-properties fo:text-align="justify" fo:margin-bottom="0in" fo:line-height="150%" fo:margin-left="0in" fo:text-indent="0.4923in">
        <style:tab-stops>
          <style:tab-stop style:type="left" style:position="0.5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7" style:parent-style-name="Normal" style:family="paragraph">
      <style:paragraph-properties fo:text-align="justify" fo:margin-bottom="0in" fo:line-height="150%" fo:margin-left="0in" fo:text-indent="0.4923in">
        <style:tab-stops>
          <style:tab-stop style:type="left" style:position="0.5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8"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9" style:parent-style-name="Normal" style:family="paragraph">
      <style:paragraph-properties fo:text-align="justify" fo:margin-bottom="0in" fo:line-height="150%" fo:text-indent="0.4923in"/>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P10" style:parent-style-name="Normal" style:family="paragraph">
      <style:paragraph-properties fo:text-align="justify" fo:margin-bottom="0in" fo:line-height="150%" fo:text-indent="0.4923in"/>
    </style:style>
    <style:style style:name="T11"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2"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14" style:parent-style-name="Normal" style:family="paragraph">
      <style:paragraph-properties fo:text-align="justify" fo:margin-bottom="0in" fo:line-height="150%" fo:text-indent="0.4923in"/>
    </style:style>
    <style:style style:name="T15"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16"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7"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8"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19"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20" style:parent-style-name="Normal" style:family="paragraph">
      <style:paragraph-properties fo:text-align="justify"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21" style:parent-style-name="Normal" style:family="paragraph">
      <style:paragraph-properties fo:text-align="justify" fo:margin-bottom="0in" fo:line-height="150%" fo:text-indent="0.4923in"/>
    </style:style>
    <style:style style:name="T22"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2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24" style:parent-style-name="Normal" style:family="paragraph">
      <style:paragraph-properties fo:text-align="justify"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25" style:parent-style-name="Normal" style:family="paragraph">
      <style:paragraph-properties fo:text-align="justify" fo:margin-bottom="0in" fo:line-height="150%" fo:text-indent="0.4923in"/>
    </style:style>
    <style:style style:name="T26"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27"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28"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29"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30"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31" style:parent-style-name="Normal" style:family="paragraph">
      <style:paragraph-properties fo:text-align="justify" fo:margin-bottom="0in" fo:line-height="150%" fo:text-indent="0.4923in"/>
    </style:style>
    <style:style style:name="T32"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3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34" style:parent-style-name="DefaultParagraphFont" style:family="text">
      <style:text-properties style:font-name="Times New Roman" style:font-name-asian="Times New Roman" style:font-name-complex="Times New Roman" fo:font-size="14pt" style:font-size-asian="14pt" style:font-size-complex="14pt" fo:background-color="#F8F3FC" style:language-asian="ru" style:country-asian="RU"/>
    </style:style>
    <style:style style:name="T35"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36"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37" style:parent-style-name="Normal" style:family="paragraph">
      <style:paragraph-properties fo:text-align="justify" fo:margin-bottom="0in" fo:line-height="150%" fo:text-indent="0.4923in"/>
    </style:style>
    <style:style style:name="T38"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39"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40"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41"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42"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43" style:parent-style-name="Normal" style:family="paragraph">
      <style:paragraph-properties fo:text-align="justify" fo:margin-bottom="0in" fo:line-height="150%" fo:text-indent="0.4923in"/>
    </style:style>
    <style:style style:name="T44"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45"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46" style:parent-style-name="Normal" style:family="paragraph">
      <style:paragraph-properties fo:text-align="justify" fo:margin-bottom="0in" fo:line-height="150%" fo:text-indent="0.4923in"/>
    </style:style>
    <style:style style:name="T47"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48"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49" style:parent-style-name="Normal" style:family="paragraph">
      <style:paragraph-properties fo:text-align="justify" fo:margin-bottom="0in" fo:line-height="150%" fo:text-indent="0.4923in"/>
      <style:text-properties style:font-name="Times New Roman" style:font-name-asian="Times New Roman" style:font-name-complex="Times New Roman" fo:font-size="14pt" style:font-size-asian="14pt" style:font-size-complex="14pt" style:language-asian="ru" style:country-asian="RU"/>
    </style:style>
    <style:style style:name="P50" style:parent-style-name="Normal" style:family="paragraph">
      <style:paragraph-properties fo:text-align="justify" fo:margin-bottom="0in" fo:line-height="150%" fo:text-indent="0.4923in"/>
    </style:style>
    <style:style style:name="T51"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52"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5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54"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55" style:parent-style-name="Normal" style:family="paragraph">
      <style:paragraph-properties fo:text-align="justify" fo:margin-bottom="0in" fo:line-height="150%" fo:text-indent="0.4923in"/>
      <style:text-properties style:font-name="Times New Roman" style:font-name-complex="Times New Roman" fo:font-size="14pt" style:font-size-asian="14pt" style:font-size-complex="14pt"/>
    </style:style>
  </office:automatic-styles>
  <office:body>
    <office:text text:use-soft-page-breaks="true">
      <text:p text:style-name="P1">Биохимическое исследование (биохимия)<text:s/>—<text:s/>это анализ, в ходе которого оценивают содержание белков, углеводов, жиров, ферментов, микроэлементов и продуктов распада некоторых веществ. Они попадают в кровь в процессе функционирования организма. Анализ позволяет судить о работе сердца, печени, почек, поджелудочной железы и других органов, выявить скрытое воспаление или нарушение обменных процессов.</text:p>
      <text:p text:style-name="P2">Исследование используют в профилактических и диагностических целях. Например, по его результатам можно убедиться, что лечение не вызывает опасных побочных эффектов.</text:p>
      <text:p text:style-name="P3"><text:span text:style-name="T4">Показания к назначению биохимического анализа крови:</text:span></text:p>
      <text:list text:style-name="LFO17" text:continue-numbering="true">
        <text:list-item>
          <text:p text:style-name="P5">скрининг нарушений в работе основных органов и систем на ранней, бессимптомной стадии;</text:p>
        </text:list-item>
        <text:list-item>
          <text:p text:style-name="P6">выявление причин того или иного заболевания или симптома;</text:p>
        </text:list-item>
        <text:list-item>
          <text:p text:style-name="P7">определение возможных побочных эффектов от принимаемых препаратов.</text:p>
        </text:list-item>
      </text:list>
      <text:p text:style-name="P8">В понятие «биохимический анализ» входит более 20 показателей, но одновременно их исследуют достаточно редко. Как правило, врач назначает анализ на несколько интересующих его элементов (например, холестерин или глюкозу) или рекомендует один из комплексов, в которые входят наиболее важные показатели.</text:p>
      <text:p text:style-name="P9">Заболевания, которые можно выявить по результатам анализа</text:p>
      <text:p text:style-name="P10"><text:span text:style-name="T11">Биохимический анализ крови позволяет определить причину множества заболеваний и симптомов. Например, если болят суставы, исследование поможет выявить или исключить </text:span><text:a xlink:href="https://gemotest.ru/info/spravochnik/zabolevaniya/podagra/" office:target-frame-name="_top" xlink:show="replace"><text:span text:style-name="T12">подагру</text:span></text:a><text:span text:style-name="T13"> — патологию, вызванную нарушением обменных процессов и избыточным уровнем мочевой кислоты.</text:span></text:p>
      <text:soft-page-break/>
      <text:p text:style-name="P14"><text:span text:style-name="T15">Нарушения углеводного обмена</text:span><text:span text:style-name="T16"> (</text:span><text:a xlink:href="https://gemotest.ru/info/spravochnik/zabolevaniya/sakharnyy-diabet/" office:target-frame-name="_top" xlink:show="replace"><text:span text:style-name="T17">сахарный диабет</text:span></text:a><text:span text:style-name="T18"> 2-го типа, предиабет) развиваются на фоне эндокринных патологий, что приводит к проблемам с усвоением глюкозы и повышению её уровня в крови.</text:span></text:p>
      <text:p text:style-name="P19"/>
      <text:p text:style-name="P20">Сахарный диабет может долгое время протекать бессимптомно, часто его диагностируют во время профилактического обследования.</text:p>
      <text:p text:style-name="P21"><text:span text:style-name="T22">Нарушение работы почек</text:span><text:span text:style-name="T23"> происходит при их воспалении или невоспалительном поражении тканей, а также из-за образования камней. Если почки по какой-то причине начинают хуже фильтровать кровь, концентрация таких показателей, как креатинин и мочевина, возрастает.</text:span></text:p>
      <text:p text:style-name="P24">Заболевания почек могут сопровождаться сильной приступообразной болью или протекать бессимптомно.</text:p>
      <text:p text:style-name="P25"><text:span text:style-name="T26">Сердечно-сосудистые патологии</text:span><text:span text:style-name="T27"> (поражение сердечной мышцы, сердечная недостаточность, заболевания сосудов) часто вызваны нарушением жирового обмена (изменение показателей </text:span><text:a xlink:href="https://gemotest.ru/info/spravochnik/analizy/kholesterin/" office:target-frame-name="_top" xlink:show="replace"><text:span text:style-name="T28">холестерина</text:span></text:a><text:span text:style-name="T29">, триглицеридов, липопротеинов высокой и низкой плотности — ЛПВП, ЛПНП).</text:span></text:p>
      <text:p text:style-name="P30">Если холестерина в крови слишком много, это может привести к сужению артерий и ухудшению работы сердца и других жизненно важных органов</text:p>
      <text:p text:style-name="P31"><text:span text:style-name="T32">Нарушение работы печени и жёлчных протоков</text:span><text:span text:style-name="T33"> (гепатит инфекционной или неинфекционной природы, нарушение моторики желчевыводящих путей) могут сопровождаться повышением уровня билирубина (пигмента жёлчи, который образуется при распаде гемоглобина), а также дисбалансом жёлчных кислот, </text:span><text:span text:style-name="T34">ферментов</text:span><text:span text:style-name="T35"> (щелочная фосфатаза, аспартатаминотрансфераза (АСТ), аланинаминотрансфераза (АЛТ), гамма-глутамилтрансфераза (ГГТ), альфа-амилаза) и белков (альбумин, глобулины).</text:span></text:p>
      <text:p text:style-name="P36">Если кожа и белки глаз приобрели желтоватый оттенок, это повод проверить работу печени</text:p>
      <text:p text:style-name="P37"><text:span text:style-name="T38">Нарушение работы поджелудочной железы</text:span><text:span text:style-name="T39"> (например, </text:span><text:a xlink:href="https://gemotest.ru/info/spravochnik/zabolevaniya/pankreatit/" office:target-frame-name="_top" xlink:show="replace"><text:span text:style-name="T40">панкреатит</text:span></text:a><text:span text:style-name="T41">) — одна из самых распространённых патологий пищеварительной системы. Её можно выявить по отклонениям от нормы уровня некоторых ферментов, общего билирубина, глюкозы.</text:span></text:p>
      <text:p text:style-name="P42">Причиной сильной боли в верхней части живота может быть панкреатит — воспаление поджелудочной железы</text:p>
      <text:p text:style-name="P43"><text:a xlink:href="https://gemotest.ru/info/spravochnik/zabolevaniya/anemiya/" office:target-frame-name="_top" xlink:show="replace"><text:span text:style-name="T44">Анемия</text:span></text:a><text:span text:style-name="T45"> — патологическое нарушение состава крови, которое приводит к недостаточному питанию тканей кислородом. Это состояние можно определить по уровню сывороточного железа.</text:span></text:p>
      <text:p text:style-name="P46"><text:span text:style-name="T47">Заболевания костной ткани</text:span><text:span text:style-name="T48"> (уменьшение костной массы, нарушение костеобразования) часто развиваются на фоне дисбаланса кальция.</text:span></text:p>
      <text:p text:style-name="P49">Биохимический анализ позволяет своевременно диагностировать патологии костной ткани</text:p>
      <text:p text:style-name="P50"><text:span text:style-name="T51">Системные воспалительные процессы</text:span><text:span text:style-name="T52"> (ревматизм,<text:s/></text:span><text:span text:style-name="T53">ревматоидный<text:s/></text:span><text:span text:style-name="T54">артрит) можно определить по таким показателям, как общий и С-реактивный белок.</text:span></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xvisr" style:display-name="xvisr"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b2eff" style:display-name="b2eff"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int__word" style:display-name="hint__wor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черепах</meta:initial-creator>
    <dc:creator>word</dc:creator>
    <meta:creation-date>2023-09-27T20:06:00Z</meta:creation-date>
    <dc:date>2023-09-27T20:06:00Z</dc:date>
    <meta:template xlink:href="Normal" xlink:type="simple"/>
    <meta:editing-cycles>2</meta:editing-cycles>
    <meta:editing-duration>PT0S</meta:editing-duration>
    <meta:document-statistic meta:page-count="3" meta:paragraph-count="8" meta:word-count="639" meta:character-count="4276" meta:row-count="30" meta:non-whitespace-character-count="3645"/>
  </office:meta>
</office:document-meta>
</file>